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09-07_04-33-1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09-07_01-30-42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09-07_16-08-19_000.jpg</text:p>
          </table:table-cell>
          <table:table-cell table:style-name="ce27" office:value-type="string">
            <text:p>:m RES 1-2*2 / free# JVEMV6 68#_357:1 / 68. theoretical-physics(tp) / topics=量子力学,w=~,doc=r-7-A1~1.1.9##4-6.2~,s=~,i=~,other=calc+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RES 1-2*2 / free# JVEMV6 68#_357:1 / 68. theoretical-physics(tp) / topics=量子力学,w=~,doc=r-7-A1~1.1.9##4-6.2~,s=~,i=~,other=calc+">
            <text:p>:m RES 1-2*2 / free# JVEMV6 68#_357:1 / 68. theoretical-physics(tp) / topics=量子力学,w=~,doc=r-7-A1~1.1.9##4-6.2~,s=~,i=~,other=calc+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2-09-07_17-21-05_000.jpg</text:p>
          </table:table-cell>
          <table:table-cell table:style-name="ce27" office:value-type="string">
            <text:p>:m RES 1*2 / free# JVEMV6 68#_357:3 / 68. theoretical-physics(tp) / topics=量子力学,w=~,doc=r-7-A1~1.1.7##2-4.3.8,s=~,i=~,other=calc+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2-09-07_17-21-23_000.jpg</text:p>
          </table:table-cell>
          <table:table-cell table:style-name="ce27" office:value-type="string">
            <text:p>:m RES 2*2 / free# JVEMV6 68#_357:3 / 68. theoretical-physics(tp) / topics=量子力学,w=~,doc=r-7-A1~1.1.7##2-4.3.8,s=~,i=~,other=calc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RES 2*2 / free# JVEMV6 68#_357:3 / 68. theoretical-physics(tp) / topics=量子力学,w=~,doc=r-7-A1~1.1.7##2-4.3.8,s=~,i=~,other=calc+">
            <text:p>:m RES 2*2 / free# JVEMV6 68#_357:3 / 68. theoretical-physics(tp) / topics=量子力学,w=~,doc=r-7-A1~1.1.7##2-4.3.8,s=~,i=~,other=calc+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09-06_21-18-3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09-07_12-48-0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2-09-07_15-34-08_000.jpg</text:p>
          </table:table-cell>
          <table:table-cell table:style-name="ce27" office:value-type="string">
            <text:p>:m 東和 PHOTO / 220902f / 青山一丁目駅 / 港区赤坂７丁目計画 / １名（設備） / ホクシン設備（合田工務店） / 日誌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東和 PHOTO / 220902f / 青山一丁目駅 / 港区赤坂７丁目計画 / １名（設備） / ホクシン設備（合田工務店） / 日誌">
            <text:p>:m 東和 PHOTO / 220902f / 青山一丁目駅 / 港区赤坂７丁目計画 / １名（設備） / ホクシン設備（合田工務店） / 日誌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09-07_07-42-2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09-07_18-48-00_000.mp4</text:p>
          </table:table-cell>
          <table:table-cell table:style-name="ce27" office:value-type="string">
            <text:p>:VIDEO / @自室 / 記録 / jap.flute / 演奏、play / R=1 / record,file-piece-id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record,file-piece-id=~ / follow~">
            <text:p>:VIDEO / @自室 / 記録 / jap.flute / 演奏、play / R=1 / record,file-piece-id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09-07_14-42-45_000.jpg</text:p>
          </table:table-cell>
          <table:table-cell table:style-name="ce27" office:value-type="string">
            <text:p>:m RES 1*2 / free# JVEMV6 68#_357:2 / 68. theoretical-physics(tp) / topics=量子力学,w=~,doc=r-7-A1~1.1.7##2-4.3.3,s=~,i=~,other=calc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1*2 / free# JVEMV6 68#_357:2 / 68. theoretical-physics(tp) / topics=量子力学,w=~,doc=r-7-A1~1.1.7##2-4.3.3,s=~,i=~,other=calc+">
            <text:p>:m RES 1*2 / free# JVEMV6 68#_357:2 / 68. theoretical-physics(tp) / topics=量子力学,w=~,doc=r-7-A1~1.1.7##2-4.3.3,s=~,i=~,other=calc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09-07_14-42-57_000.jpg</text:p>
          </table:table-cell>
          <table:table-cell table:style-name="ce27" office:value-type="string">
            <text:p>:m RES 2*2 / free# JVEMV6 68#_357:2 / 68. theoretical-physics(tp) / topics=量子力学,w=~,doc=r-7-A1~1.1.7##2-4.3.7,s=~,i=~,other=calc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RES 2*2 / free# JVEMV6 68#_357:2 / 68. theoretical-physics(tp) / topics=量子力学,w=~,doc=r-7-A1~1.1.7##2-4.3.7,s=~,i=~,other=calc+">
            <text:p>:m RES 2*2 / free# JVEMV6 68#_357:2 / 68. theoretical-physics(tp) / topics=量子力学,w=~,doc=r-7-A1~1.1.7##2-4.3.7,s=~,i=~,other=calc+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46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9" table:number-columns-repeated="2"/>
          <table:table-cell table:style-name="ce10" table:number-columns-repeated="2"/>
          <table:table-cell table:style-name="ce51"/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9" table:number-columns-repeated="2"/>
          <table:table-cell table:style-name="ce10" table:number-columns-repeated="2"/>
          <table:table-cell table:style-name="ce51"/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14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0">
            <text:p>7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8">2022/09/08</text:date>, <text:time>10:4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08T10:49:26.13</dc:date>
    <dc:creator>iwabuchi ken</dc:creator>
    <meta:editing-duration>P48DT23H21M</meta:editing-duration>
    <meta:editing-cycles>15976</meta:editing-cycles>
    <meta:document-statistic meta:table-count="2" meta:cell-count="912" meta:object-count="0"/>
    <meta:user-defined meta:name="qrichtext">1</meta:user-defined>
  </office:meta>
</office:document-meta>
</file>